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1.7444in"/>
    </style:style>
    <style:style style:name="TableColumn6" style:family="table-column">
      <style:table-column-properties style:column-width="1.7069in"/>
    </style:style>
    <style:style style:name="TableColumn7" style:family="table-column">
      <style:table-column-properties style:column-width="1.7701in"/>
    </style:style>
    <style:style style:name="TableColumn8" style:family="table-column">
      <style:table-column-properties style:column-width="1.4645in"/>
    </style:style>
    <style:style style:name="Table4" style:family="table">
      <style:table-properties style:width="6.686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Absatz-Standardschriftart" style:family="text">
      <style:text-properties style:font-name="Segoe UI Emoji" style:font-name-asian="Segoe UI Emoji" style:font-name-complex="Segoe UI Emoji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Change Log Nummer:</text:span><text:s/>2<text:s text:c="37"/></text:p>
      <text:p text:style-name="Textbody"/>
      <text:p text:style-name="Textbody"><text:span text:style-name="T3">Arbeitstitel:</text:span><text:s/>Maze Escap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extbody">Datum</text:p>
          </table:table-cell>
          <table:table-cell table:style-name="TableCell11">
            <text:p text:style-name="Textbody">Design-Änderung</text:p>
          </table:table-cell>
          <table:table-cell table:style-name="TableCell12">
            <text:p text:style-name="Textbody">Grund für die Änderung</text:p>
          </table:table-cell>
          <table:table-cell table:style-name="TableCell13">
            <text:p text:style-name="Textbody">Version</text:p>
          </table:table-cell>
        </table:table-row>
        <table:table-row table:style-name="TableRow14">
          <table:table-cell table:style-name="TableCell15">
            <text:p text:style-name="Textbody">27.05.2024</text:p>
          </table:table-cell>
          <table:table-cell table:style-name="TableCell16">
            <text:p text:style-name="Textbody">Neues Design für das Pause-Menü<text:s/></text:p>
            <text:p text:style-name="Textbody"><text:span text:style-name="T17">(Dritter Release)</text:span></text:p>
          </table:table-cell>
          <table:table-cell table:style-name="TableCell18">
            <text:p text:style-name="Textbody">Style Änderung</text:p>
          </table:table-cell>
          <table:table-cell table:style-name="TableCell19">
            <text:p text:style-name="Textbody">V. 3.0</text:p>
          </table:table-cell>
        </table:table-row>
        <table:table-row table:style-name="TableRow20">
          <table:table-cell table:style-name="TableCell21">
            <text:p text:style-name="Textbody">17.06.2024</text:p>
          </table:table-cell>
          <table:table-cell table:style-name="TableCell22">
            <text:p text:style-name="Textbody">Spieltitel geändert</text:p>
          </table:table-cell>
          <table:table-cell table:style-name="TableCell23">
            <text:p text:style-name="Textbody">Void soll nicht mehr das Hauptthema sein</text:p>
          </table:table-cell>
          <table:table-cell table:style-name="TableCell24">
            <text:p text:style-name="Textbody">V. 3.0.1</text:p>
          </table:table-cell>
        </table:table-row>
        <table:table-row table:style-name="TableRow25">
          <table:table-cell table:style-name="TableCell26">
            <text:p text:style-name="Textbody">17.06.2024</text:p>
          </table:table-cell>
          <table:table-cell table:style-name="TableCell27">
            <text:p text:style-name="Textbody">Shop und Skins hinzugefügt</text:p>
          </table:table-cell>
          <table:table-cell table:style-name="TableCell28">
            <text:p text:style-name="Textbody">Motivation um die Sterne/Bonusitems zu sammeln</text:p>
          </table:table-cell>
          <table:table-cell table:style-name="TableCell29">
            <text:p text:style-name="Textbody">V. 3.0.2</text:p>
          </table:table-cell>
        </table:table-row>
        <table:table-row table:style-name="TableRow30">
          <table:table-cell table:style-name="TableCell31">
            <text:p text:style-name="Textbody">17.06.2024</text:p>
          </table:table-cell>
          <table:table-cell table:style-name="TableCell32">
            <text:p text:style-name="Textbody">Mute Button (M) hinzugefügt</text:p>
          </table:table-cell>
          <table:table-cell table:style-name="TableCell33">
            <text:p text:style-name="Textbody">Die Musik hat beim Testen auf Dauer gestört<text:s/><text:span text:style-name="T34">☹</text:span></text:p>
          </table:table-cell>
          <table:table-cell table:style-name="TableCell35">
            <text:p text:style-name="Textbody">V. 3.0.3</text:p>
          </table:table-cell>
        </table:table-row>
        <table:table-row table:style-name="TableRow36">
          <table:table-cell table:style-name="TableCell37">
            <text:p text:style-name="Textbody"/>
          </table:table-cell>
          <table:table-cell table:style-name="TableCell38">
            <text:p text:style-name="Textbody"/>
          </table:table-cell>
          <table:table-cell table:style-name="TableCell39">
            <text:p text:style-name="Textbody"/>
          </table:table-cell>
          <table:table-cell table:style-name="TableCell40">
            <text:p text:style-name="Textbody"/>
          </table:table-cell>
        </table:table-row>
        <table:table-row table:style-name="TableRow41">
          <table:table-cell table:style-name="TableCell42">
            <text:p text:style-name="Textbody"/>
          </table:table-cell>
          <table:table-cell table:style-name="TableCell43">
            <text:p text:style-name="Textbody"/>
          </table:table-cell>
          <table:table-cell table:style-name="TableCell44">
            <text:p text:style-name="Textbody"/>
          </table:table-cell>
          <table:table-cell table:style-name="TableCell45">
            <text:p text:style-name="Textbody"/>
          </table:table-cell>
        </table:table-row>
        <table:table-row table:style-name="TableRow46">
          <table:table-cell table:style-name="TableCell47">
            <text:p text:style-name="Textbody"/>
          </table:table-cell>
          <table:table-cell table:style-name="TableCell48">
            <text:p text:style-name="Textbody"/>
          </table:table-cell>
          <table:table-cell table:style-name="TableCell49">
            <text:p text:style-name="Textbody"/>
          </table:table-cell>
          <table:table-cell table:style-name="TableCell50">
            <text:p text:style-name="Textbody"/>
          </table:table-cell>
        </table:table-row>
        <table:table-row table:style-name="TableRow51">
          <table:table-cell table:style-name="TableCell52">
            <text:p text:style-name="Textbody"/>
          </table:table-cell>
          <table:table-cell table:style-name="TableCell53">
            <text:p text:style-name="Textbody"/>
          </table:table-cell>
          <table:table-cell table:style-name="TableCell54">
            <text:p text:style-name="Textbody"/>
          </table:table-cell>
          <table:table-cell table:style-name="TableCell55">
            <text:p text:style-name="Textbody"/>
          </table:table-cell>
        </table:table-row>
      </table:table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" svg:font-family="Droid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paragraph-properties fo:margin-bottom="0.177in"/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Liberation Sans" style:font-name-asian="Liberation Sans" style:font-name-complex="Liberation Sans" fo:font-size="11pt" style:font-size-asian="11pt" fo:hyphenate="false"/>
    </style:style>
    <style:style style:name="Liste" style:display-name="Liste" style:family="paragraph" style:parent-style-name="Textbody">
      <style:text-properties style:font-name-complex="Droid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Beschriftung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51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style:font-name="Liberation Sans" style:font-name-asian="Liberation Sans" style:font-name-complex="Liberation Sans" fo:font-size="8pt" style:font-size-asian="8pt" fo:hyphenate="false"/>
    </style:style>
    <style:style style:name="Kopfzeile" style:display-name="Kopfzeile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header>
        <text:p text:style-name="Fußzeile">Game Engineering, Prof. Dr. Kai Eckert, Hochschule Mannheim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ai Eckert</meta:initial-creator>
    <dc:creator>Ileyan AlJaaf</dc:creator>
    <meta:creation-date>2024-06-16T22:24:00Z</meta:creation-date>
    <dc:date>2024-06-16T22:24:00Z</dc:date>
    <meta:print-date>2024-04-09T23:0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71" meta:character-count="518" meta:row-count="3" meta:non-whitespace-character-count="448"/>
  </office:meta>
</office:document-meta>
</file>